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o stretchy="false">π</mo>
            <msup>
              <mi>r</mi>
              <mn>2</mn>
            </msup>
            <mi>h</mi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n>2</mn>
            <mo stretchy="false">π</mo>
            <mi mathvariant="italic">rh</mi>
            <mrow>
              <mi/>
              <mo stretchy="false">+</mo>
              <mi/>
            </mrow>
            <mn>2</mn>
            <mo stretchy="false">π</mo>
            <msup>
              <mi>r</mi>
              <mn>2</mn>
            </msup>
            <mrow>
              <mi/>
              <mo stretchy="false">=</mo>
              <mi/>
            </mrow>
            <mn>2</mn>
            <mo stretchy="false">π</mo>
            <mi>r</mi>
            <mrow>
              <mo stretchy="false">(</mo>
              <mrow>
                <mi>h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%pi r^{2}h
newline
Mantelarean ~=~ 2 %pi rh
newline
Totala arean ~=~ 2%pi rh `+` 2%pi r^{2} ~=~ 2%pi r (h `+`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